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Boxman</text:p>
      <text:p text:style-name="Standard"/>
      <text:p text:style-name="Standard">Juoni</text:p>
      <text:p text:style-name="Standard"/>
      <text:p text:style-name="Standard">Laatikkotehtaan viasta syntynyt paha "Boxdude" valtasi tehtaan ja tuottaa pahoja, liikkuvia laatikoita. Ennen kuin Boxdude kerkesi tuhtota aikaisemmat laatikot, eräs tehtaassa työskennellyt tiedemies kerkesi ottaa vanhoja laatikoita karatessaan. Tiedemiehen kotoa löytyi kokeiluvaiheesa oleva laatikko kone. Tiedemies syötti laatikot koneeseen ja näin syntyi "Boxman". Tiedemies pyytää Boxmania valtaamaan tehtaan takaisin, jotta pahat laatikot eivät aiheuttaisi kaaosta maailmalla. Tiedemies huomauttaa että koneellaan hän voi päivittää Boxmanin laatikonluomis-toimintoja, jos vain saa oikeat materiaalit.</text:p>
      <text:p text:style-name="Standard"/>
      <text:p text:style-name="Standard">Pelin idea</text:p>
      <text:p text:style-name="Standard"/>
      <text:p text:style-name="Standard">Platform puzzle adventure. Pelaaja ratkaisee tasohyppely kenttien aivopähkinöitä liikkumalla, hyppimällä ja laatikoita apuna käyttäen. Pelaaja voi luoda laatikoita itse, aluksi yhden kerralla ja jatkossaa useamman sekä luoda laatikoita erilaisista materiaaleista. Esimerkiksi metallilaatikko, joka ei sula laavassa ja kumilaatikoita, joita voi pompauttaa korkealle. Pelaajan hahmo voi muuttaa pahoja laatikoita hyviksi, liikkumattomiksi laatikoiksi.</text:p>
      <text:p text:style-name="Standard"/>
      <text:p text:style-name="Standard">Pelin taustalla toimii Achievment-järjestelmä, joka antaa feedbackiä pelaajan saavutuksista.</text:p>
      <text:p text:style-name="Standard"/>
      <text:p text:style-name="Standard"/>
      <text:p text:style-name="Standard">Controllit</text:p>
      <text:p text:style-name="Standard"/>
      <text:p text:style-name="Standard">Liikkuminen vasemmalle ja oikealle, hyppy, laatikon ampuminen, ammutun laatikon poistaiminen.</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3M</meta:editing-duration>
    <meta:editing-cycles>4</meta:editing-cycles>
    <meta:generator>OpenOffice.org/3.3$Win32 OpenOffice.org_project/330m20$Build-9567</meta:generator>
    <dc:date>2012-05-31T12:53:17.49</dc:date>
    <dc:creator>Miikka Kähkönen</dc:creator>
    <meta:document-statistic meta:table-count="0" meta:image-count="0" meta:object-count="0" meta:page-count="1" meta:paragraph-count="8" meta:word-count="146" meta:character-count="1275"/>
    <meta:user-defined meta:name="Info 1"/>
    <meta:user-defined meta:name="Info 2"/>
    <meta:user-defined meta:name="Info 3"/>
    <meta:user-defined meta:name="Info 4"/>
  </office:meta>
</office:document-meta>
</file>